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fo:background-color="#ffff00" style:font-size-asian="16pt" style:font-weight-asian="bold" style:font-size-complex="16pt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2">
      <style:paragraph-properties fo:padding="0.049cm" fo:border="0.06pt solid #d9d9e3"/>
    </style:style>
    <style:style style:name="P9" style:family="paragraph" style:parent-style-name="Text_20_body" style:list-style-name="L2">
      <style:paragraph-properties fo:padding="0.049cm" fo:border="0.06pt solid #d9d9e3"/>
      <style:text-properties officeooo:paragraph-rsid="000fb481"/>
    </style:style>
    <style:style style:name="P10" style:family="paragraph" style:parent-style-name="Text_20_body" style:list-style-name="L3">
      <style:paragraph-properties fo:padding="0.049cm" fo:border="0.06pt solid #d9d9e3"/>
      <style:text-properties officeooo:paragraph-rsid="000fb481"/>
    </style:style>
    <style:style style:name="P11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2" style:family="paragraph" style:parent-style-name="Text_20_body" style:list-style-name="L5">
      <style:paragraph-properties fo:padding="0.049cm" fo:border="0.06pt solid #d9d9e3"/>
    </style:style>
    <style:style style:name="P13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6">
      <style:paragraph-properties fo:padding="0.049cm" fo:border="0.06pt solid #d9d9e3"/>
    </style:style>
    <style:style style:name="P15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7">
      <style:paragraph-properties fo:padding="0.049cm" fo:border="0.06pt solid #d9d9e3"/>
    </style:style>
    <style:style style:name="P17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18" style:family="paragraph" style:parent-style-name="Text_20_body" style:list-style-name="L8">
      <style:paragraph-properties fo:padding="0.049cm" fo:border="0.06pt solid #d9d9e3"/>
    </style:style>
    <style:style style:name="P19" style:family="paragraph" style:parent-style-name="Text_20_body" style:list-style-name="L8">
      <style:paragraph-properties fo:margin-top="0cm" fo:margin-bottom="0cm" style:contextual-spacing="false" fo:padding="0.049cm" fo:border="0.06pt solid #d9d9e3"/>
      <style:text-properties officeooo:paragraph-rsid="00114f55"/>
    </style:style>
    <style:style style:name="P20" style:family="paragraph" style:parent-style-name="Text_20_body" style:list-style-name="L8">
      <style:paragraph-properties fo:padding="0.049cm" fo:border="0.06pt solid #d9d9e3"/>
      <style:text-properties officeooo:paragraph-rsid="00114f55"/>
    </style:style>
    <style:style style:name="T1" style:family="text">
      <style:text-properties fo:font-size="20pt" officeooo:rsid="000fb481" fo:background-color="#ffff00" loext:char-shading-value="0" style:font-size-asian="20pt" style:font-size-complex="20pt"/>
    </style:style>
    <style:style style:name="T2" style:family="text">
      <style:text-properties fo:font-size="20pt" fo:background-color="#ffff00" loext:char-shading-value="0" style:font-size-asian="20pt" style:font-size-complex="20pt"/>
    </style:style>
    <style:style style:name="T3" style:family="text">
      <style:text-properties fo:background-color="#ffff00" loext:char-shading-value="0" loext:padding="0.049cm" loext:border="0.06pt solid #d9d9e3"/>
    </style:style>
    <style:style style:name="T4" style:family="text">
      <style:text-properties fo:background-color="#ffff00" loext:char-shading-value="0" loext:padding="0.049cm" loext:border="0.06pt solid #d9d9e3"/>
    </style:style>
    <style:style style:name="T5" style:family="text">
      <style:text-properties officeooo:rsid="00114f55" fo:background-color="#ffff00" loext:char-shading-value="0" loext:padding="0.049cm" loext:border="0.06pt solid #d9d9e3"/>
    </style:style>
    <style:style style:name="T6" style:family="text">
      <style:text-properties loext:padding="0.049cm" loext:border="0.06pt solid #d9d9e3"/>
    </style:style>
    <style:style style:name="T7" style:family="text">
      <style:text-properties fo:font-size="16pt" style:font-size-asian="16pt" style:font-size-complex="16pt" loext:padding="0.049cm" loext:border="0.06pt solid #d9d9e3"/>
    </style:style>
    <style:style style:name="T8" style:family="text">
      <style:text-properties fo:font-size="16pt" fo:background-color="#ffff00" loext:char-shading-value="0" style:font-size-asian="16pt" style:font-size-complex="16pt" loext:padding="0.049cm" loext:border="0.06pt solid #d9d9e3"/>
    </style:style>
    <style:style style:name="T9" style:family="text">
      <style:text-properties fo:font-size="16pt" fo:background-color="#ffff00" loext:char-shading-value="0" style:font-size-asian="16pt" style:font-size-complex="16pt" loext:padding="0.049cm" loext:border="0.06pt solid #d9d9e3"/>
    </style:style>
    <style:style style:name="T10" style:family="text">
      <style:text-properties officeooo:rsid="00114f55"/>
    </style:style>
    <style:style style:name="T11" style:family="text">
      <style:text-properties fo:font-weight="normal" officeooo:rsid="00114f55" fo:background-color="#ffff00" loext:char-shading-value="0" style:font-weight-asian="normal" style:font-weight-complex="normal" loext:padding="0.049cm" loext:border="0.06pt solid #d9d9e3"/>
    </style:style>
    <style:style style:name="T12" style:family="text">
      <style:text-properties fo:font-weight="normal" officeooo:rsid="00114f55" fo:background-color="transparent" loext:char-shading-value="0" style:font-weight-asian="normal" style:font-weight-complex="normal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tab/><text:tab/><text:span text:style-name="T2">----------</text:span><text:span text:style-name="T1">Interview Questions-----------</text:span></text:p>
      <text:p text:style-name="Standard"/>
      <text:p text:style-name="P2">Data Types:</text:p>
      <text:p text:style-name="P3"/>
      <text:p text:style-name="P4"><text:span text:style-name="Strong_20_Emphasis"><text:span text:style-name="T6"/></text:span></text:p>
      <text:list xml:id="list1759613049" text:style-name="L1">
        <text:list-item>
          <text:p text:style-name="P6"><text:span text:style-name="Strong_20_Emphasis"><text:span text:style-name="T4">What are the main data types in Python?</text:span></text:span></text:p>
          <text:list>
            <text:list-item>
              <text:p text:style-name="P5"><text:s/>Python has several data types, including int (integer), float (floating-point), str (string), bool (boolean), and list (a collection of items), among others.</text:p>
            </text:list-item>
          </text:list>
        </text:list-item>
        <text:list-item>
          <text:p text:style-name="P6"><text:span text:style-name="Strong_20_Emphasis"><text:span text:style-name="T4">How do you check the data type of a variable in Python?</text:span></text:span></text:p>
          <text:list>
            <text:list-item>
              <text:p text:style-name="P5">You can use the <text:span text:style-name="Source_20_Text"><text:span text:style-name="T6">type()</text:span></text:span> function to check the data type of a variable. For example, <text:span text:style-name="Source_20_Text"><text:span text:style-name="T6">type(variable)</text:span></text:span> will return the data type of <text:span text:style-name="Source_20_Text"><text:span text:style-name="T6">variable</text:span></text:span>.</text:p>
            </text:list-item>
          </text:list>
        </text:list-item>
        <text:list-item>
          <text:p text:style-name="P6"><text:span text:style-name="Strong_20_Emphasis"><text:span text:style-name="T4">Explain the difference between </text:span></text:span><text:span text:style-name="Strong_20_Emphasis"><text:span text:style-name="Source_20_Text"><text:span text:style-name="T4">list</text:span></text:span></text:span><text:span text:style-name="Strong_20_Emphasis"><text:span text:style-name="T4"> and </text:span></text:span><text:span text:style-name="Strong_20_Emphasis"><text:span text:style-name="Source_20_Text"><text:span text:style-name="T4">tuple</text:span></text:span></text:span><text:span text:style-name="Strong_20_Emphasis"><text:span text:style-name="T4"> data types in Python.</text:span></text:span></text:p>
          <text:list>
            <text:list-item>
              <text:p text:style-name="P5"><text:s/>Lists are mutable, meaning you can change their contents after creation, while tuples are immutable, and their contents cannot be changed once defined.</text:p>
            </text:list-item>
          </text:list>
        </text:list-item>
        <text:list-item>
          <text:p text:style-name="P6"><text:span text:style-name="Strong_20_Emphasis"><text:span text:style-name="T4">What is the </text:span></text:span><text:span text:style-name="Strong_20_Emphasis"><text:span text:style-name="Source_20_Text"><text:span text:style-name="T4">None</text:span></text:span></text:span><text:span text:style-name="Strong_20_Emphasis"><text:span text:style-name="T4"> data type in Python used for?</text:span></text:span></text:p>
          <text:list>
            <text:list-item>
              <text:p text:style-name="P5"><text:s/><text:span text:style-name="Source_20_Text"><text:span text:style-name="T6">None</text:span></text:span> is a special data type used to represent the absence of a value or a null value in Python.</text:p>
            </text:list-item>
          </text:list>
        </text:list-item>
        <text:list-item>
          <text:p text:style-name="P6"><text:span text:style-name="Strong_20_Emphasis"><text:span text:style-name="T4">What is type casting in Python</text:span></text:span><text:span text:style-name="Strong_20_Emphasis"><text:span text:style-name="T6">?</text:span></text:span></text:p>
          <text:list>
            <text:list-item>
              <text:p text:style-name="P6">Type casting is the process of converting one data type into another, such as converting an integer to a string using <text:span text:style-name="Source_20_Text"><text:span text:style-name="T6">str()</text:span></text:span> or a string to an integer using <text:span text:style-name="Source_20_Text"><text:span text:style-name="T6">int()</text:span></text:span>.</text:p>
            </text:list-item>
          </text:list>
        </text:list-item>
      </text:list>
      <text:p text:style-name="Standard"/>
      <text:p text:style-name="Standard"/>
      <text:p text:style-name="P4"><text:span text:style-name="Strong_20_Emphasis"><text:span text:style-name="T9">Operators </text:span></text:span></text:p>
      <text:list xml:id="list1330420192" text:style-name="L2">
        <text:list-item>
          <text:p text:style-name="P8"><text:span text:style-name="Strong_20_Emphasis"><text:span text:style-name="T4">Explain the difference between </text:span></text:span><text:span text:style-name="Strong_20_Emphasis"><text:span text:style-name="Source_20_Text"><text:span text:style-name="T4">/</text:span></text:span></text:span><text:span text:style-name="Strong_20_Emphasis"><text:span text:style-name="T4"> and </text:span></text:span><text:span text:style-name="Strong_20_Emphasis"><text:span text:style-name="Source_20_Text"><text:span text:style-name="T4">//</text:span></text:span></text:span><text:span text:style-name="Strong_20_Emphasis"><text:span text:style-name="T4"> division operators in Python.</text:span></text:span></text:p>
          <text:list>
            <text:list-item>
              <text:p text:style-name="P7">performs floating-point division, while <text:span text:style-name="Source_20_Text"><text:span text:style-name="T6">//</text:span></text:span> performs integer division (floor division), which discards the decimal part.</text:p>
            </text:list-item>
          </text:list>
        </text:list-item>
        <text:list-item>
          <text:p text:style-name="P8"><text:span text:style-name="Strong_20_Emphasis"><text:span text:style-name="T4">What is the purpose of the </text:span></text:span><text:span text:style-name="Strong_20_Emphasis"><text:span text:style-name="Source_20_Text"><text:span text:style-name="T4">%</text:span></text:span></text:span><text:span text:style-name="Strong_20_Emphasis"><text:span text:style-name="T4"> (modulo) operator in Python?</text:span></text:span></text:p>
          <text:list>
            <text:list-item>
              <text:p text:style-name="P7"><text:s/>The <text:span text:style-name="Source_20_Text"><text:span text:style-name="T6">%</text:span></text:span> operator calculates the remainder of a division operation. For example, <text:span text:style-name="Source_20_Text"><text:span text:style-name="T6">7 % 3</text:span></text:span> returns <text:span text:style-name="Source_20_Text"><text:span text:style-name="T6">1</text:span></text:span>.</text:p>
            </text:list-item>
          </text:list>
          <text:p text:style-name="P9"><text:span text:style-name="Strong_20_Emphasis"><text:span text:style-name="T4"/></text:span></text:p>
          <text:p text:style-name="P9"><text:span text:style-name="Strong_20_Emphasis"><text:span text:style-name="T4"/></text:span></text:p>
        </text:list-item>
        <text:list-item>
          <text:p text:style-name="P9"><text:soft-page-break/><text:span text:style-name="Strong_20_Emphasis"><text:span text:style-name="T4">How do you concatenate two strings in Python?</text:span></text:span></text:p>
        </text:list-item>
      </text:list>
      <text:list xml:id="list705211261" text:style-name="L3">
        <text:list-item>
          <text:p text:style-name="P10">You can concatenate two strings using the <text:span text:style-name="Source_20_Text"><text:span text:style-name="T6">+</text:span></text:span> operator. For example, <text:span text:style-name="Source_20_Text"><text:span text:style-name="T6">"Hello, " + "world!"</text:span></text:span> results in <text:span text:style-name="Source_20_Text"><text:span text:style-name="T6">"Hello, world!"</text:span></text:span>.</text:p>
        </text:list-item>
      </text:list>
      <text:list xml:id="list155143880369893" text:continue-list="list1330420192" text:style-name="L2">
        <text:list-item>
          <text:p text:style-name="P8"><text:span text:style-name="Strong_20_Emphasis"><text:span text:style-name="T4">What is the </text:span></text:span><text:span text:style-name="Strong_20_Emphasis"><text:span text:style-name="Source_20_Text"><text:span text:style-name="T4">==</text:span></text:span></text:span><text:span text:style-name="Strong_20_Emphasis"><text:span text:style-name="T4"> operator used for in Python?</text:span></text:span></text:p>
        </text:list-item>
      </text:list>
      <text:list xml:id="list638245933" text:style-name="L4">
        <text:list-item>
          <text:p text:style-name="P11">The <text:span text:style-name="Source_20_Text"><text:span text:style-name="T6">==</text:span></text:span> operator is used for comparing two values for equality. It returns <text:span text:style-name="Source_20_Text"><text:span text:style-name="T6">True</text:span></text:span> if the values are equal and <text:span text:style-name="Source_20_Text"><text:span text:style-name="T6">False</text:span></text:span> otherwise.</text:p>
        </text:list-item>
      </text:list>
      <text:list xml:id="list155144490790029" text:continue-list="list155143880369893" text:style-name="L2">
        <text:list-item>
          <text:p text:style-name="P8"><text:span text:style-name="Strong_20_Emphasis"><text:span text:style-name="T4">Explain the purpose of the </text:span></text:span><text:span text:style-name="Strong_20_Emphasis"><text:span text:style-name="Source_20_Text"><text:span text:style-name="T4">in</text:span></text:span></text:span><text:span text:style-name="Strong_20_Emphasis"><text:span text:style-name="T4"> operator in Python.</text:span></text:span></text:p>
        </text:list-item>
      </text:list>
      <text:list xml:id="list1277668373" text:style-name="L5">
        <text:list-item>
          <text:p text:style-name="P12">The <text:span text:style-name="Source_20_Text"><text:span text:style-name="T6">in</text:span></text:span> operator is used to check if a value exists within a sequence, such as a string, list, or tuple. It returns <text:span text:style-name="Source_20_Text"><text:span text:style-name="T6">True</text:span></text:span> if the value is found and <text:span text:style-name="Source_20_Text"><text:span text:style-name="T6">False</text:span></text:span> otherwise.</text:p>
        </text:list-item>
      </text:list>
      <text:p text:style-name="Standard"/>
      <text:p text:style-name="P4"><text:span text:style-name="Strong_20_Emphasis"><text:span text:style-name="T9">Conditional</text:span></text:span></text:p>
      <text:list xml:id="list3739740434" text:style-name="L6">
        <text:list-item>
          <text:p text:style-name="P14"><text:span text:style-name="Strong_20_Emphasis"><text:span text:style-name="T4">What is an </text:span></text:span><text:span text:style-name="Strong_20_Emphasis"><text:span text:style-name="Source_20_Text"><text:span text:style-name="T4">if</text:span></text:span></text:span><text:span text:style-name="Strong_20_Emphasis"><text:span text:style-name="T4"> statement in Python, and how does it work?</text:span></text:span></text:p>
          <text:list>
            <text:list-item>
              <text:p text:style-name="P13">Short Answer: An <text:span text:style-name="Source_20_Text"><text:span text:style-name="T6">if</text:span></text:span> statement is used to execute a block of code conditionally based on whether a specified condition is true or false.</text:p>
            </text:list-item>
          </text:list>
        </text:list-item>
        <text:list-item>
          <text:p text:style-name="P14"><text:span text:style-name="Strong_20_Emphasis"><text:span text:style-name="T4">What is the difference between </text:span></text:span><text:span text:style-name="Strong_20_Emphasis"><text:span text:style-name="Source_20_Text"><text:span text:style-name="T4">if</text:span></text:span></text:span><text:span text:style-name="Strong_20_Emphasis"><text:span text:style-name="T4">, </text:span></text:span><text:span text:style-name="Strong_20_Emphasis"><text:span text:style-name="Source_20_Text"><text:span text:style-name="T4">elif</text:span></text:span></text:span><text:span text:style-name="Strong_20_Emphasis"><text:span text:style-name="T4">, and </text:span></text:span><text:span text:style-name="Strong_20_Emphasis"><text:span text:style-name="Source_20_Text"><text:span text:style-name="T4">else</text:span></text:span></text:span><text:span text:style-name="Strong_20_Emphasis"><text:span text:style-name="T4"> statements in Python?</text:span></text:span></text:p>
          <text:list>
            <text:list-item>
              <text:p text:style-name="P13">Short Answer: <text:span text:style-name="Source_20_Text"><text:span text:style-name="T6">if</text:span></text:span> is used to test a single condition, <text:span text:style-name="Source_20_Text"><text:span text:style-name="T6">elif</text:span></text:span> (short for "else if") is used to test multiple conditions sequentially, and <text:span text:style-name="Source_20_Text"><text:span text:style-name="T6">else</text:span></text:span> provides a fallback block of code if none of the previous conditions are met.</text:p>
            </text:list-item>
          </text:list>
        </text:list-item>
        <text:list-item>
          <text:p text:style-name="P14"><text:span text:style-name="Strong_20_Emphasis"><text:span text:style-name="T4">How do you use the </text:span></text:span><text:span text:style-name="Strong_20_Emphasis"><text:span text:style-name="Source_20_Text"><text:span text:style-name="T4">and</text:span></text:span></text:span><text:span text:style-name="Strong_20_Emphasis"><text:span text:style-name="T4"> and </text:span></text:span><text:span text:style-name="Strong_20_Emphasis"><text:span text:style-name="Source_20_Text"><text:span text:style-name="T4">or</text:span></text:span></text:span><text:span text:style-name="Strong_20_Emphasis"><text:span text:style-name="T4"> operators in Python's </text:span></text:span><text:span text:style-name="Strong_20_Emphasis"><text:span text:style-name="Source_20_Text"><text:span text:style-name="T4">if</text:span></text:span></text:span><text:span text:style-name="Strong_20_Emphasis"><text:span text:style-name="T4"> statements?</text:span></text:span></text:p>
          <text:list>
            <text:list-item>
              <text:p text:style-name="P13"><text:span text:style-name="Source_20_Text"><text:span text:style-name="T6">and</text:span></text:span> is used to combine multiple conditions, and the <text:span text:style-name="Source_20_Text"><text:span text:style-name="T6">if</text:span></text:span> statement executes when all conditions are true. <text:span text:style-name="Source_20_Text"><text:span text:style-name="T6">or</text:span></text:span> is used to execute the <text:span text:style-name="Source_20_Text"><text:span text:style-name="T6">if</text:span></text:span> statement if at least one condition is true.</text:p>
            </text:list-item>
          </text:list>
        </text:list-item>
        <text:list-item>
          <text:p text:style-name="P14"><text:span text:style-name="Strong_20_Emphasis"><text:span text:style-name="T4">What is a ternary conditional expression in Python, and how is it written?</text:span></text:span></text:p>
          <text:list>
            <text:list-item>
              <text:p text:style-name="P13"><text:s/>A ternary conditional expression is a concise way to write an <text:span text:style-name="Source_20_Text"><text:span text:style-name="T6">if-else</text:span></text:span> statement in a single line. It is written as <text:span text:style-name="Source_20_Text"><text:span text:style-name="T6">value_if_true if condition else value_if_false</text:span></text:span>.</text:p>
            </text:list-item>
          </text:list>
        </text:list-item>
        <text:list-item>
          <text:p text:style-name="P14"><text:span text:style-name="Strong_20_Emphasis"><text:span text:style-name="T4">What is the purpose of the </text:span></text:span><text:span text:style-name="Strong_20_Emphasis"><text:span text:style-name="Source_20_Text"><text:span text:style-name="T4">pass</text:span></text:span></text:span><text:span text:style-name="Strong_20_Emphasis"><text:span text:style-name="T4"> statement in Python</text:span></text:span><text:span text:style-name="Strong_20_Emphasis"><text:span text:style-name="T6">?</text:span></text:span></text:p>
          <text:list>
            <text:list-item>
              <text:p text:style-name="P14">The <text:span text:style-name="Source_20_Text"><text:span text:style-name="T6">pass</text:span></text:span> statement is a placeholder that does nothing when executed. It is used when syntactically required but no action is needed.</text:p>
            </text:list-item>
          </text:list>
        </text:list-item>
      </text:list>
      <text:p text:style-name="P4"/>
      <text:p text:style-name="P4"><text:span text:style-name="Strong_20_Emphasis"><text:span text:style-name="T6"/></text:span></text:p>
      <text:p text:style-name="P4"><text:soft-page-break/><text:span text:style-name="Strong_20_Emphasis"><text:span text:style-name="T9">Looping </text:span></text:span></text:p>
      <text:list xml:id="list3837728528" text:style-name="L7">
        <text:list-item>
          <text:p text:style-name="P16"><text:span text:style-name="Strong_20_Emphasis"><text:span text:style-name="T4">What is a </text:span></text:span><text:span text:style-name="Strong_20_Emphasis"><text:span text:style-name="Source_20_Text"><text:span text:style-name="T4">for</text:span></text:span></text:span><text:span text:style-name="Strong_20_Emphasis"><text:span text:style-name="T4"> loop in Python, and how is it used?</text:span></text:span></text:p>
          <text:list>
            <text:list-item>
              <text:p text:style-name="P15">A <text:span text:style-name="Source_20_Text"><text:span text:style-name="T6">for</text:span></text:span> loop is used to iterate over a sequence (e.g., a list, string, or range) and execute a block of code for each item in the sequence.</text:p>
            </text:list-item>
          </text:list>
        </text:list-item>
        <text:list-item>
          <text:p text:style-name="P16"><text:span text:style-name="Strong_20_Emphasis"><text:span text:style-name="T4">Explain the </text:span></text:span><text:span text:style-name="Strong_20_Emphasis"><text:span text:style-name="Source_20_Text"><text:span text:style-name="T4">range()</text:span></text:span></text:span><text:span text:style-name="Strong_20_Emphasis"><text:span text:style-name="T4"> function and its usage in </text:span></text:span><text:span text:style-name="Strong_20_Emphasis"><text:span text:style-name="Source_20_Text"><text:span text:style-name="T4">for</text:span></text:span></text:span><text:span text:style-name="Strong_20_Emphasis"><text:span text:style-name="T4"> loops.</text:span></text:span></text:p>
          <text:list>
            <text:list-item>
              <text:p text:style-name="P15">The <text:span text:style-name="Source_20_Text"><text:span text:style-name="T6">range()</text:span></text:span> function generates a sequence of numbers. It is often used in <text:span text:style-name="Source_20_Text"><text:span text:style-name="T6">for</text:span></text:span> loops to specify the number of iterations.</text:p>
            </text:list-item>
          </text:list>
        </text:list-item>
        <text:list-item>
          <text:p text:style-name="P16"><text:span text:style-name="Strong_20_Emphasis"><text:span text:style-name="T4">What is a </text:span></text:span><text:span text:style-name="Strong_20_Emphasis"><text:span text:style-name="Source_20_Text"><text:span text:style-name="T4">while</text:span></text:span></text:span><text:span text:style-name="Strong_20_Emphasis"><text:span text:style-name="T4"> loop in Python, and when is it typically used?</text:span></text:span></text:p>
          <text:list>
            <text:list-item>
              <text:p text:style-name="P15"><text:s/>A <text:span text:style-name="Source_20_Text"><text:span text:style-name="T6">while</text:span></text:span> loop repeatedly executes a block of code as long as a specified condition remains true. It is used when the number of iterations is unknown in advance.</text:p>
            </text:list-item>
          </text:list>
        </text:list-item>
        <text:list-item>
          <text:p text:style-name="P16"><text:span text:style-name="Strong_20_Emphasis"><text:span text:style-name="T4">How can you prematurely exit a loop in Python?</text:span></text:span></text:p>
          <text:list>
            <text:list-item>
              <text:p text:style-name="P15">You can use the <text:span text:style-name="Source_20_Text"><text:span text:style-name="T6">break</text:span></text:span> statement to exit a loop prematurely when a certain condition is met.</text:p>
            </text:list-item>
          </text:list>
        </text:list-item>
        <text:list-item>
          <text:p text:style-name="P16"><text:span text:style-name="Strong_20_Emphasis"><text:span text:style-name="T4">Explain the </text:span></text:span><text:span text:style-name="Strong_20_Emphasis"><text:span text:style-name="Source_20_Text"><text:span text:style-name="T4">continue</text:span></text:span></text:span><text:span text:style-name="Strong_20_Emphasis"><text:span text:style-name="T4"> statement in Python and provide an example of its use.</text:span></text:span></text:p>
          <text:list>
            <text:list-item>
              <text:p text:style-name="P16"><text:s/>The <text:span text:style-name="Source_20_Text"><text:span text:style-name="T6">continue</text:span></text:span> statement is used to skip the current iteration of a loop and move to the next iteration. For example, in a <text:span text:style-name="Source_20_Text"><text:span text:style-name="T6">for</text:span></text:span> loop, it can be used to skip specific items in a sequence.</text:p>
            </text:list-item>
          </text:list>
        </text:list-item>
      </text:list>
      <text:p text:style-name="Standard"/>
      <text:p text:style-name="P4"><text:span text:style-name="Strong_20_Emphasis"><text:span text:style-name="T9">Functions </text:span></text:span></text:p>
      <text:list xml:id="list1813102507" text:style-name="L8">
        <text:list-item>
          <text:p text:style-name="P18"><text:span text:style-name="Strong_20_Emphasis"><text:span text:style-name="T4">What is a function in Python, and why are they important?</text:span></text:span></text:p>
          <text:list>
            <text:list-header>
              <text:p text:style-name="P17">A function in Python is a block of reusable code that performs a specific task. Functions are essential for modularity, code reusability, and organizing code into manageable pieces.</text:p>
            </text:list-header>
          </text:list>
        </text:list-item>
        <text:list-item>
          <text:p text:style-name="P18"><text:span text:style-name="Strong_20_Emphasis"><text:span text:style-name="T4">How do you define a function in Python?</text:span></text:span></text:p>
          <text:list>
            <text:list-header>
              <text:p text:style-name="P17">To define a function in Python, you use the <text:span text:style-name="Source_20_Text"><text:span text:style-name="T6">def</text:span></text:span> keyword followed by the function name, parentheses for parameters, and a colon. The function body is indented.</text:p>
            </text:list-header>
          </text:list>
        </text:list-item>
        <text:list-item>
          <text:p text:style-name="P18"><text:span text:style-name="Strong_20_Emphasis"><text:span text:style-name="T4">What is the difference between parameters and arguments in a Python function?</text:span></text:span></text:p>
          <text:list>
            <text:list-header>
              <text:p text:style-name="P19">Parameters are placeholders in a function's definition, while arguments are the actual values passed to the function when it's called. Parameters are variables in the function's signature, while arguments are values supplied during the function call.</text:p>
            </text:list-header>
          </text:list>
          <text:p text:style-name="P20"><text:span text:style-name="Strong_20_Emphasis"><text:span text:style-name="T12">4 . </text:span></text:span><text:span text:style-name="Strong_20_Emphasis"><text:span text:style-name="T4">Explain the purpose of the </text:span></text:span><text:span text:style-name="Strong_20_Emphasis"><text:span text:style-name="Source_20_Text"><text:span text:style-name="T4">return</text:span></text:span></text:span><text:span text:style-name="Strong_20_Emphasis"><text:span text:style-name="T4"> statement in Python functions.</text:span></text:span></text:p>
          <text:list text:continue-numbering="true">
            <text:list-item>
              <text:p text:style-name="P17"><text:soft-page-break/>The <text:span text:style-name="Source_20_Text"><text:span text:style-name="T6">return</text:span></text:span> statement specifies the value that a function should return to the caller. It ends the function's execution and passes the result back to the calling code.</text:p>
            </text:list-item>
          </text:list>
        </text:list-item>
        <text:list-item>
          <text:p text:style-name="P18"><text:span text:style-name="Strong_20_Emphasis"><text:span text:style-name="T4">What is a "docstring" in Python, and why is it useful in functions?</text:span></text:span></text:p>
          <text:list>
            <text:list-item>
              <text:p text:style-name="P18">A docstring is a string that provides documentation and describes the purpose of a function. It is placed within triple quotes immediately following the function definition. Docstrings are useful for code documentation and can be accessed using the <text:span text:style-name="Source_20_Text"><text:span text:style-name="T6">help()</text:span></text:span> function or as part of automatic documentation generation tool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34:51.604259073</meta:creation-date>
    <dc:date>2023-09-16T15:51:40.837156934</dc:date>
    <meta:editing-duration>PT6M3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56" meta:word-count="990" meta:character-count="5490" meta:non-whitespace-character-count="4593"/>
  </office:meta>
</office:document-meta>
</file>